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05CABA6B20A4F1A2.png" manifest:media-type="image/png"/>
  <manifest:file-entry manifest:full-path="Pictures/100002010000086C000007D028030FDC575D3A2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649a9" officeooo:paragraph-rsid="002649a9"/>
    </style:style>
    <style:style style:name="P2" style:family="paragraph" style:parent-style-name="ChapterHeading" style:master-page-name="RecipeHalfPageRightStyle">
      <style:paragraph-properties style:page-number="auto"/>
      <style:text-properties officeooo:rsid="002649a9" officeooo:paragraph-rsid="002649a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Index</text:h>
      <text:p text:style-name="P1"><draw:frame draw:style-name="fr1" draw:name="Image1" text:anchor-type="paragraph" svg:width="1.978in" svg:height="1.8346in" draw:z-index="0"><draw:image xlink:href="Pictures/100002010000086C000007D028030FDC575D3A28.png" xlink:type="simple" xlink:show="embed" xlink:actuate="onLoad"/></draw:frame></text:p>
      <text:p text:style-name="IndexTableHeading">Recipe<text:tab/>Section<text:tab/>Subsection</text:p>
      <text:alphabetical-index text:style-name="Sect1" text:protected="true" text:name="Alphabetical Index1">
        <text:alphabetical-index-source text:ignore-case="true" text:alphabetical-separators="true" text:sort-algorithm="alphanumeric" fo:language="en" fo:country="US" text:relative-tab-stop-position="false">
          <text:index-title-template text:style-name="Chapter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left" style:position="2.5in" style:leader-char="_"/>
            <text:index-entry-chapter text:display="name" text:outline-level="2"/>
            <text:index-entry-tab-stop style:type="right" style:leader-char="_"/>
            <text:index-entry-chapter text:display="name" text:outline-level="3"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chapter text:display="name" text:outline-level="3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Text_20_body"/>
        </text:index-body>
      </text:alphabetical-index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Fishscale" xlink:href="Pictures/10000000000000080000000805CABA6B20A4F1A2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loext:contextual-spacing="false" fo:text-align="center" style:justify-single-word="false" style:page-number="auto" fo:break-before="page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Ingredients" style:family="paragraph" style:next-style-name="TextBodyIngredients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HeadingRecipeInstructions" style:family="paragraph" style:next-style-name="TextInstructionsNumbered">
      <style:paragraph-properties fo:margin-top="0.1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loext:contextual-spacing="false" fo:text-align="center" style:justify-single-word="false" style:page-number="auto"/>
      <style:text-properties style:font-name="Gabriola" fo:font-family="Gabriola" style:font-style-name="Regular" style:font-family-generic="decorative" style:font-pitch="variable" fo:font-size="24pt" fo:font-weight="bold" fo:background-color="transparen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style:font-name="Times New Roman" fo:font-family="'Times New Roman'" style:font-family-generic="roman" style:font-pitch="variable" fo:font-size="12pt" fo:language="en" fo:country="US" style:text-underline-style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RecipeTiming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.5in"/>
          <style:tab-stop style:position="5.5in" style:type="right"/>
        </style:tab-stops>
      </style:paragraph-properties>
      <style:text-properties fo:font-size="9pt" style:text-underline-style="solid" style:text-underline-width="auto" style:text-underline-color="font-color" officeooo:rsid="002649a9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language-complex="he" style:country-complex="I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RecipeBook" style:family="paragraph" style:next-style-name="Standard">
      <style:paragraph-properties fo:margin-left="0in" fo:margin-right="0in" fo:margin-top="0.2in" fo:margin-bottom="0.2in" loext:contextual-spacing="false" fo:text-align="center" style:justify-single-word="false" fo:orphans="0" fo:widows="0" fo:hyphenation-ladder-count="no-limit" fo:text-indent="0in" style:auto-text-indent="false"/>
      <style:text-properties style:use-window-font-color="true" style:font-name="Gabriola1" fo:font-family="Gabriola" style:font-family-generic="decorative" style:font-pitch="variable" fo:font-size="24pt" fo:language="en" fo:country="US" style:text-underline-style="none" fo:font-weight="normal" style:font-name-asian="SimSun1" style:font-family-asian="SimSun" style:font-pitch-asian="variable" style:font-size-asian="24pt" style:language-asian="zh" style:country-asian="CN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>
        <style:tab-stops/>
      </style:paragraph-properties>
      <style:text-properties fo:font-size="9pt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  <style:text-properties fo:font-size="9pt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  <style:text-properties fo:font-size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landscape" fo:margin-top="0.5in" fo:margin-bottom="0.5in" fo:margin-left="0.5in" fo:margin-right="0.5in" style:shadow="none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style:shadow="none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RecipeHalfPageStyle" style:page-layout-name="Mpm1"/>
    <style:master-page style:name="RightPageRecipe" style:page-layout-name="Mpm2" style:next-style-name="MirrorPageRecipe"/>
    <style:master-page style:name="MirrorPageRecipe" style:page-layout-name="Mpm3"/>
    <style:master-page style:name="TitlePageStyle" style:page-layout-name="Mpm4"/>
    <style:master-page style:name="SpineTitlePageStyle" style:page-layout-name="Mpm5"/>
    <style:master-page style:name="RecipeHalfPageRightStyle" style:page-layout-name="Mpm6" style:next-style-name="RecipeHalfPageStyl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in d’amande</dc:title>
    <meta:initial-creator>David Holland-Moritz</meta:initial-creator>
    <meta:creation-date>2011-12-23T19:46:00</meta:creation-date>
    <dc:creator>David Holland-Moritz</dc:creator>
    <dc:date>2016-12-07T20:33:12.870000000</dc:date>
    <meta:print-date>2015-10-31T18:41:00</meta:print-date>
    <meta:editing-cycles>40</meta:editing-cycles>
    <meta:editing-duration>PT4H18M56S</meta:editing-duration>
    <meta:generator>LibreOffice/5.1.6.2$Windows_x86 LibreOffice_project/07ac168c60a517dba0f0d7bc7540f5afa45f0909</meta:generator>
    <meta:document-statistic meta:table-count="0" meta:image-count="1" meta:object-count="0" meta:page-count="2" meta:paragraph-count="2" meta:word-count="4" meta:character-count="30" meta:non-whitespace-character-count="28"/>
  </office:meta>
</office:document-meta>
</file>